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40d1a5" officeooo:paragraph-rsid="024b4305"/>
    </style:style>
    <style:style style:name="P63" style:family="paragraph" style:parent-style-name="Standard">
      <style:text-properties officeooo:rsid="02518d10" officeooo:paragraph-rsid="02518d10"/>
    </style:style>
    <style:style style:name="P64" style:family="paragraph" style:parent-style-name="Standard">
      <style:text-properties officeooo:rsid="01e114fd" officeooo:paragraph-rsid="01e114fd"/>
    </style:style>
    <style:style style:name="P65" style:family="paragraph" style:parent-style-name="Standard">
      <style:text-properties officeooo:paragraph-rsid="0257ac91"/>
    </style:style>
    <style:style style:name="P66" style:family="paragraph" style:parent-style-name="Standard">
      <style:text-properties officeooo:rsid="0255555b" officeooo:paragraph-rsid="0255555b"/>
    </style:style>
    <style:style style:name="P67" style:family="paragraph" style:parent-style-name="Heading_20_1">
      <style:text-properties fo:language="de" fo:country="DE"/>
    </style:style>
    <style:style style:name="P68" style:family="paragraph" style:parent-style-name="Heading_20_1">
      <style:text-properties fo:language="de" fo:country="DE" officeooo:rsid="0119d4f8" officeooo:paragraph-rsid="0119d4f8"/>
    </style:style>
    <style:style style:name="P69" style:family="paragraph" style:parent-style-name="Heading_20_1">
      <style:text-properties fo:language="de" fo:country="DE" officeooo:paragraph-rsid="01e114fd"/>
    </style:style>
    <style:style style:name="P70" style:family="paragraph" style:parent-style-name="Standard" style:list-style-name="L1">
      <style:text-properties officeooo:rsid="0272f5c4" officeooo:paragraph-rsid="0272f5c4"/>
    </style:style>
    <style:style style:name="P71" style:family="paragraph" style:parent-style-name="Standard" style:list-style-name="L1">
      <style:text-properties officeooo:rsid="026312d8" officeooo:paragraph-rsid="026312d8"/>
    </style:style>
    <style:style style:name="P72" style:family="paragraph" style:parent-style-name="Standard" style:list-style-name="L1">
      <style:text-properties fo:font-style="normal" officeooo:rsid="0266f628" officeooo:paragraph-rsid="02642222" style:font-style-asian="normal" style:font-style-complex="normal"/>
    </style:style>
    <style:style style:name="P73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74" style:family="paragraph" style:parent-style-name="Standard" style:list-style-name="L2">
      <style:text-properties fo:font-style="normal" officeooo:rsid="027494f0" officeooo:paragraph-rsid="027494f0" style:font-style-asian="normal" style:font-style-complex="normal"/>
    </style:style>
    <style:style style:name="P75" style:family="paragraph" style:parent-style-name="Standard" style:list-style-name="L2">
      <style:text-properties officeooo:paragraph-rsid="0268d864"/>
    </style:style>
    <style:style style:name="P76" style:family="paragraph" style:parent-style-name="Standard" style:list-style-name="L2">
      <style:text-properties officeooo:rsid="0255555b" officeooo:paragraph-rsid="0255555b"/>
    </style:style>
    <style:style style:name="P77" style:family="paragraph" style:parent-style-name="Standard" style:list-style-name="L2">
      <style:text-properties officeooo:rsid="0257b92b" officeooo:paragraph-rsid="0257b92b"/>
    </style:style>
    <style:style style:name="P78" style:family="paragraph" style:parent-style-name="Standard" style:list-style-name="L2">
      <style:text-properties officeooo:rsid="025a2d29" officeooo:paragraph-rsid="025a2d29"/>
    </style:style>
    <style:style style:name="P79" style:family="paragraph" style:parent-style-name="Standard" style:list-style-name="L2">
      <style:text-properties officeooo:rsid="0259a2cf" officeooo:paragraph-rsid="0259a2cf"/>
    </style:style>
    <style:style style:name="P80" style:family="paragraph" style:parent-style-name="Standard" style:list-style-name="L2">
      <style:text-properties officeooo:rsid="025faece" officeooo:paragraph-rsid="025faece"/>
    </style:style>
    <style:style style:name="P81" style:family="paragraph" style:parent-style-name="Standard" style:list-style-name="L2">
      <style:text-properties officeooo:rsid="0268d864" officeooo:paragraph-rsid="0268d864"/>
    </style:style>
    <style:style style:name="P82" style:family="paragraph" style:parent-style-name="Standard" style:list-style-name="L2">
      <style:text-properties officeooo:rsid="02708424" officeooo:paragraph-rsid="02708424"/>
    </style:style>
    <style:style style:name="P83" style:family="paragraph" style:parent-style-name="Standard" style:list-style-name="L2">
      <style:text-properties officeooo:rsid="0271b166" officeooo:paragraph-rsid="0271b166"/>
    </style:style>
    <style:style style:name="P84" style:family="paragraph" style:parent-style-name="Standard" style:list-style-name="L2">
      <style:text-properties officeooo:rsid="027237a1" officeooo:paragraph-rsid="027237a1"/>
    </style:style>
    <style:style style:name="P85" style:family="paragraph" style:parent-style-name="Standard" style:list-style-name="L2">
      <style:text-properties officeooo:rsid="0278a4ed" officeooo:paragraph-rsid="0278a4ed"/>
    </style:style>
    <style:style style:name="P86" style:family="paragraph" style:parent-style-name="Standard" style:list-style-name="L2">
      <style:text-properties officeooo:rsid="027a7fca" officeooo:paragraph-rsid="027a7fca"/>
    </style:style>
    <style:style style:name="P87" style:family="paragraph" style:parent-style-name="Standard" style:list-style-name="L3">
      <style:text-properties officeooo:rsid="02518d10" officeooo:paragraph-rsid="02518d10"/>
    </style:style>
    <style:style style:name="P88" style:family="paragraph" style:parent-style-name="Standard" style:list-style-name="L4">
      <style:text-properties officeooo:rsid="02496706" officeooo:paragraph-rsid="02496706"/>
    </style:style>
    <style:style style:name="P89" style:family="paragraph" style:parent-style-name="Standard" style:list-style-name="L4">
      <style:text-properties officeooo:rsid="023c1517" officeooo:paragraph-rsid="023c1517"/>
    </style:style>
    <style:style style:name="P90" style:family="paragraph" style:parent-style-name="Standard" style:list-style-name="L4">
      <style:text-properties officeooo:rsid="02391305" officeooo:paragraph-rsid="02391305"/>
    </style:style>
    <style:style style:name="P91" style:family="paragraph" style:parent-style-name="Standard" style:list-style-name="L5">
      <style:text-properties fo:language="de" fo:country="DE" officeooo:rsid="02399f90" officeooo:paragraph-rsid="023a654a"/>
    </style:style>
    <style:style style:name="P92" style:family="paragraph" style:parent-style-name="Standard" style:list-style-name="L2">
      <style:text-properties officeooo:rsid="027bb0dd" officeooo:paragraph-rsid="027bb0dd"/>
    </style:style>
    <style:style style:name="P93" style:family="paragraph" style:parent-style-name="Standard" style:list-style-name="L2">
      <style:text-properties officeooo:rsid="027d5a31" officeooo:paragraph-rsid="027d5a31"/>
    </style:style>
    <style:style style:name="P94" style:family="paragraph" style:parent-style-name="Standard" style:list-style-name="L2">
      <style:text-properties officeooo:rsid="027e0895" officeooo:paragraph-rsid="027e0895"/>
    </style:style>
    <style:style style:name="P95" style:family="paragraph" style:parent-style-name="Text_20_body" style:list-style-name="L5">
      <style:text-properties fo:language="de" fo:country="DE" officeooo:rsid="02357d57" officeooo:paragraph-rsid="02357d57"/>
    </style:style>
    <style:style style:name="P96" style:family="paragraph" style:parent-style-name="Text_20_body" style:list-style-name="L5">
      <style:text-properties fo:language="de" fo:country="DE" officeooo:rsid="02358fcb" officeooo:paragraph-rsid="02358fcb"/>
    </style:style>
    <style:style style:name="P97" style:family="paragraph" style:parent-style-name="Text_20_body" style:list-style-name="L5">
      <style:text-properties fo:language="de" fo:country="DE" officeooo:rsid="023824a7" officeooo:paragraph-rsid="023824a7"/>
    </style:style>
    <style:style style:name="P98" style:family="paragraph" style:parent-style-name="Text_20_body" style:list-style-name="L5">
      <style:text-properties fo:language="de" fo:country="DE" officeooo:rsid="023e4824" officeooo:paragraph-rsid="023e4824"/>
    </style:style>
    <style:style style:name="P99" style:family="paragraph" style:parent-style-name="Text_20_body" style:list-style-name="L5">
      <style:text-properties fo:language="de" fo:country="DE" officeooo:rsid="0242cea4" officeooo:paragraph-rsid="0242cea4"/>
    </style:style>
    <style:style style:name="P100" style:family="paragraph" style:parent-style-name="Text_20_body" style:list-style-name="L5">
      <style:text-properties fo:language="de" fo:country="DE" officeooo:rsid="02433141" officeooo:paragraph-rsid="02433141"/>
    </style:style>
    <style:style style:name="P101" style:family="paragraph" style:parent-style-name="Text_20_body" style:list-style-name="L5">
      <style:text-properties fo:language="de" fo:country="DE" officeooo:rsid="0219aaaf" officeooo:paragraph-rsid="0219aaaf"/>
    </style:style>
    <style:style style:name="P102" style:family="paragraph" style:parent-style-name="Text_20_body" style:list-style-name="L5">
      <style:text-properties fo:language="de" fo:country="DE" officeooo:rsid="021c427e" officeooo:paragraph-rsid="021c427e"/>
    </style:style>
    <style:style style:name="P103" style:family="paragraph" style:parent-style-name="Text_20_body" style:list-style-name="L5">
      <style:text-properties fo:language="de" fo:country="DE" officeooo:rsid="0225e2d2" officeooo:paragraph-rsid="0225e2d2"/>
    </style:style>
    <style:style style:name="P104" style:family="paragraph" style:parent-style-name="Text_20_body" style:list-style-name="L5">
      <style:text-properties fo:language="de" fo:country="DE" officeooo:rsid="021d678b" officeooo:paragraph-rsid="021d678b"/>
    </style:style>
    <style:style style:name="P105" style:family="paragraph" style:parent-style-name="Text_20_body" style:list-style-name="L5">
      <style:text-properties fo:language="de" fo:country="DE" officeooo:rsid="022ab863" officeooo:paragraph-rsid="022ab863"/>
    </style:style>
    <style:style style:name="P106" style:family="paragraph" style:parent-style-name="Text_20_body" style:list-style-name="L5">
      <style:text-properties fo:language="de" fo:country="DE" officeooo:rsid="022b881d" officeooo:paragraph-rsid="022b881d"/>
    </style:style>
    <style:style style:name="P107" style:family="paragraph" style:parent-style-name="Text_20_body" style:list-style-name="L5">
      <style:text-properties fo:language="de" fo:country="DE" officeooo:rsid="022c7502" officeooo:paragraph-rsid="022c7502"/>
    </style:style>
    <style:style style:name="P108" style:family="paragraph" style:parent-style-name="Text_20_body" style:list-style-name="L5">
      <style:text-properties fo:language="de" fo:country="DE" officeooo:rsid="022f63a1" officeooo:paragraph-rsid="022f63a1"/>
    </style:style>
    <style:style style:name="P109" style:family="paragraph" style:parent-style-name="Text_20_body" style:list-style-name="L5">
      <style:text-properties fo:language="de" fo:country="DE" officeooo:rsid="02336bc7" officeooo:paragraph-rsid="02336bc7"/>
    </style:style>
    <style:style style:name="P110" style:family="paragraph" style:parent-style-name="Text_20_body" style:list-style-name="L5">
      <style:text-properties fo:language="de" fo:country="DE" officeooo:rsid="023383a1" officeooo:paragraph-rsid="023383a1"/>
    </style:style>
    <style:style style:name="P111" style:family="paragraph" style:parent-style-name="Text_20_body" style:list-style-name="L5">
      <style:text-properties fo:language="de" fo:country="DE" officeooo:rsid="022224a3" officeooo:paragraph-rsid="0224eebf"/>
    </style:style>
    <style:style style:name="P112" style:family="paragraph" style:parent-style-name="Text_20_body" style:list-style-name="L5">
      <style:text-properties fo:language="de" fo:country="DE" officeooo:rsid="02198475" officeooo:paragraph-rsid="0219a666"/>
    </style:style>
    <style:style style:name="P113" style:family="paragraph" style:parent-style-name="Text_20_body" style:list-style-name="L5">
      <style:text-properties fo:language="de" fo:country="DE" officeooo:rsid="021ba7d1" officeooo:paragraph-rsid="021ba7d1"/>
    </style:style>
    <style:style style:name="P114" style:family="paragraph" style:parent-style-name="Text_20_body" style:list-style-name="L6">
      <style:text-properties fo:language="de" fo:country="DE" officeooo:rsid="01e5053b" officeooo:paragraph-rsid="01e5053b"/>
    </style:style>
    <style:style style:name="P115" style:family="paragraph" style:parent-style-name="Text_20_body" style:list-style-name="L6">
      <style:text-properties fo:language="de" fo:country="DE" officeooo:rsid="01f68769" officeooo:paragraph-rsid="01f68769"/>
    </style:style>
    <style:style style:name="P116" style:family="paragraph" style:parent-style-name="Text_20_body" style:list-style-name="L6">
      <style:text-properties fo:language="de" fo:country="DE" officeooo:rsid="01f7dda6" officeooo:paragraph-rsid="01f7dda6"/>
    </style:style>
    <style:style style:name="P117" style:family="paragraph" style:parent-style-name="Text_20_body" style:list-style-name="L6">
      <style:text-properties fo:language="de" fo:country="DE" officeooo:rsid="01fe6523" officeooo:paragraph-rsid="01fe6523"/>
    </style:style>
    <style:style style:name="P118" style:family="paragraph" style:parent-style-name="Text_20_body" style:list-style-name="L5">
      <style:text-properties officeooo:rsid="0213e8b2" officeooo:paragraph-rsid="0213e8b2"/>
    </style:style>
    <style:style style:name="P119" style:family="paragraph" style:parent-style-name="Text_20_body" style:list-style-name="L5">
      <style:text-properties officeooo:rsid="021e1e56" officeooo:paragraph-rsid="0224eebf"/>
    </style:style>
    <style:style style:name="P120" style:family="paragraph" style:parent-style-name="Text_20_body" style:list-style-name="L5">
      <style:text-properties officeooo:rsid="021ec1c1" officeooo:paragraph-rsid="0224eebf"/>
    </style:style>
    <style:style style:name="P121" style:family="paragraph" style:parent-style-name="Text_20_body" style:list-style-name="L5">
      <style:text-properties officeooo:rsid="02203ea1" officeooo:paragraph-rsid="0224eebf"/>
    </style:style>
    <style:style style:name="P122" style:family="paragraph" style:parent-style-name="Text_20_body" style:list-style-name="L5">
      <style:text-properties officeooo:rsid="021692f7" officeooo:paragraph-rsid="0219a666"/>
    </style:style>
    <style:style style:name="P123" style:family="paragraph" style:parent-style-name="Text_20_body" style:list-style-name="L5">
      <style:text-properties officeooo:rsid="0212040b" officeooo:paragraph-rsid="0212040b"/>
    </style:style>
    <style:style style:name="P124" style:family="paragraph" style:parent-style-name="Text_20_body" style:list-style-name="L5">
      <style:text-properties officeooo:rsid="01ffbe57" officeooo:paragraph-rsid="01ffbe57"/>
    </style:style>
    <style:style style:name="P125" style:family="paragraph" style:parent-style-name="Text_20_body" style:list-style-name="L5">
      <style:text-properties officeooo:rsid="01fff8d3" officeooo:paragraph-rsid="020cff14"/>
    </style:style>
    <style:style style:name="P126" style:family="paragraph" style:parent-style-name="Text_20_body" style:list-style-name="L6">
      <style:text-properties officeooo:paragraph-rsid="01e1368d"/>
    </style:style>
    <style:style style:name="P127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28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29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30" style:family="paragraph" style:parent-style-name="Text_20_body" style:list-style-name="L7">
      <style:paragraph-properties fo:margin-top="0cm" fo:margin-bottom="0cm" loext:contextual-spacing="false"/>
    </style:style>
    <style:style style:name="P131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fo:font-style="italic" officeooo:rsid="0261cbcd" style:font-style-asian="italic" style:font-style-complex="italic"/>
    </style:style>
    <style:style style:name="T288" style:family="text">
      <style:text-properties fo:font-style="italic" officeooo:rsid="0265ad90" style:font-style-asian="italic" style:font-style-complex="italic"/>
    </style:style>
    <style:style style:name="T289" style:family="text">
      <style:text-properties fo:font-style="italic" officeooo:rsid="0266bff1" style:font-style-asian="italic" style:font-style-complex="italic"/>
    </style:style>
    <style:style style:name="T290" style:family="text">
      <style:text-properties fo:font-style="italic" officeooo:rsid="0266f628" style:font-style-asian="italic" style:font-style-complex="italic"/>
    </style:style>
    <style:style style:name="T291" style:family="text">
      <style:text-properties fo:font-style="italic" officeooo:rsid="0268d864" style:font-style-asian="italic" style:font-style-complex="italic"/>
    </style:style>
    <style:style style:name="T292" style:family="text">
      <style:text-properties officeooo:rsid="01601a9d"/>
    </style:style>
    <style:style style:name="T293" style:family="text">
      <style:text-properties officeooo:rsid="016582f1"/>
    </style:style>
    <style:style style:name="T294" style:family="text">
      <style:text-properties officeooo:rsid="0165a6a7"/>
    </style:style>
    <style:style style:name="T295" style:family="text">
      <style:text-properties fo:font-style="normal" style:font-style-asian="normal" style:font-style-complex="normal"/>
    </style:style>
    <style:style style:name="T296" style:family="text">
      <style:text-properties fo:font-style="normal" officeooo:rsid="0166edbd" style:font-style-asian="normal" style:font-style-complex="normal"/>
    </style:style>
    <style:style style:name="T297" style:family="text">
      <style:text-properties fo:font-style="normal" officeooo:rsid="0167a2a0" style:font-style-asian="normal" style:font-style-complex="normal"/>
    </style:style>
    <style:style style:name="T298" style:family="text">
      <style:text-properties fo:font-style="normal" officeooo:rsid="01689835" style:font-style-asian="normal" style:font-style-complex="normal"/>
    </style:style>
    <style:style style:name="T299" style:family="text">
      <style:text-properties fo:font-style="normal" officeooo:rsid="0169b19e" style:font-style-asian="normal" style:font-style-complex="normal"/>
    </style:style>
    <style:style style:name="T300" style:family="text">
      <style:text-properties fo:font-style="normal" officeooo:rsid="01718c38" style:font-style-asian="normal" style:font-style-complex="normal"/>
    </style:style>
    <style:style style:name="T301" style:family="text">
      <style:text-properties fo:font-style="normal" officeooo:rsid="0172ec21" style:font-style-asian="normal" style:font-style-complex="normal"/>
    </style:style>
    <style:style style:name="T302" style:family="text">
      <style:text-properties fo:font-style="normal" officeooo:rsid="01745744" style:font-style-asian="normal" style:font-style-complex="normal"/>
    </style:style>
    <style:style style:name="T303" style:family="text">
      <style:text-properties fo:font-style="normal" officeooo:rsid="0250c56d" style:font-style-asian="normal" style:font-style-complex="normal"/>
    </style:style>
    <style:style style:name="T304" style:family="text">
      <style:text-properties fo:font-style="normal" officeooo:rsid="026badcb" style:font-style-asian="normal" style:font-style-complex="normal"/>
    </style:style>
    <style:style style:name="T305" style:family="text">
      <style:text-properties fo:font-style="normal" officeooo:rsid="027237a1" style:font-style-asian="normal" style:font-style-complex="normal"/>
    </style:style>
    <style:style style:name="T306" style:family="text">
      <style:text-properties fo:font-style="normal" officeooo:rsid="027494f0" style:font-style-asian="normal" style:font-style-complex="normal"/>
    </style:style>
    <style:style style:name="T307" style:family="text">
      <style:text-properties fo:font-style="normal" officeooo:rsid="027a7fca" style:font-style-asian="normal" style:font-style-complex="normal"/>
    </style:style>
    <style:style style:name="T308" style:family="text">
      <style:text-properties fo:font-style="normal" officeooo:rsid="027bb0dd" style:font-style-asian="normal" style:font-style-complex="normal"/>
    </style:style>
    <style:style style:name="T309" style:family="text">
      <style:text-properties fo:font-style="normal" officeooo:rsid="027d5a31" style:font-style-asian="normal" style:font-style-complex="normal"/>
    </style:style>
    <style:style style:name="T310" style:family="text">
      <style:text-properties officeooo:rsid="01d4cb73"/>
    </style:style>
    <style:style style:name="T311" style:family="text">
      <style:text-properties officeooo:rsid="01d891d6"/>
    </style:style>
    <style:style style:name="T312" style:family="text">
      <style:text-properties officeooo:rsid="01e114fd"/>
    </style:style>
    <style:style style:name="T313" style:family="text">
      <style:text-properties officeooo:rsid="01e1368d"/>
    </style:style>
    <style:style style:name="T314" style:family="text">
      <style:text-properties officeooo:rsid="01f6bc20"/>
    </style:style>
    <style:style style:name="T315" style:family="text">
      <style:text-properties officeooo:rsid="01fa0f9f"/>
    </style:style>
    <style:style style:name="T316" style:family="text">
      <style:text-properties officeooo:rsid="021ba7d1"/>
    </style:style>
    <style:style style:name="T317" style:family="text">
      <style:text-properties officeooo:rsid="021ca4b6"/>
    </style:style>
    <style:style style:name="T318" style:family="text">
      <style:text-properties officeooo:rsid="021d678b"/>
    </style:style>
    <style:style style:name="T319" style:family="text">
      <style:text-properties officeooo:rsid="0223ea06"/>
    </style:style>
    <style:style style:name="T320" style:family="text">
      <style:text-properties officeooo:rsid="0225e2d2"/>
    </style:style>
    <style:style style:name="T321" style:family="text">
      <style:text-properties officeooo:rsid="022721f3"/>
    </style:style>
    <style:style style:name="T322" style:family="text">
      <style:text-properties officeooo:rsid="022ab863"/>
    </style:style>
    <style:style style:name="T323" style:family="text">
      <style:text-properties officeooo:rsid="022b881d"/>
    </style:style>
    <style:style style:name="T324" style:family="text">
      <style:text-properties officeooo:rsid="022bdd4e"/>
    </style:style>
    <style:style style:name="T325" style:family="text">
      <style:text-properties officeooo:rsid="022cc26e"/>
    </style:style>
    <style:style style:name="T326" style:family="text">
      <style:text-properties officeooo:rsid="02362500"/>
    </style:style>
    <style:style style:name="T327" style:family="text">
      <style:text-properties officeooo:rsid="023824a7"/>
    </style:style>
    <style:style style:name="T328" style:family="text">
      <style:text-properties officeooo:rsid="023a654a"/>
    </style:style>
    <style:style style:name="T329" style:family="text">
      <style:text-properties officeooo:rsid="023f0569"/>
    </style:style>
    <style:style style:name="T330" style:family="text">
      <style:text-properties officeooo:rsid="02451de9"/>
    </style:style>
    <style:style style:name="T331" style:family="text">
      <style:text-properties officeooo:rsid="024a93a0"/>
    </style:style>
    <style:style style:name="T332" style:family="text">
      <style:text-properties officeooo:rsid="0250c56d"/>
    </style:style>
    <style:style style:name="T333" style:family="text">
      <style:text-properties officeooo:rsid="0255555b"/>
    </style:style>
    <style:style style:name="T334" style:family="text">
      <style:text-properties officeooo:rsid="025cb1d1"/>
    </style:style>
    <style:style style:name="T335" style:family="text">
      <style:text-properties officeooo:rsid="025faece"/>
    </style:style>
    <style:style style:name="T336" style:family="text">
      <style:text-properties officeooo:rsid="026144a2"/>
    </style:style>
    <style:style style:name="T337" style:family="text">
      <style:text-properties officeooo:rsid="026147be"/>
    </style:style>
    <style:style style:name="T338" style:family="text">
      <style:text-properties officeooo:rsid="0261cbcd"/>
    </style:style>
    <style:style style:name="T339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40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7" text:outline-level="1">Ziel</text:h>
      <text:p text:style-name="P1">Sprachlehrer-Webseite für mich<text:line-break/><text:span text:style-name="T310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9" text:outline-level="1">Schritt<text:span text:style-name="T312">e</text:span></text:h>
      <text:p text:style-name="P64">Add registration<text:tab/>TODO</text:p>
      <text:p text:style-name="P64"/>
      <text:p text:style-name="P65"/>
      <text:p text:style-name="P66"/>
      <text:p text:style-name="P66"/>
      <text:list xml:id="list1903294525" text:style-name="L1">
        <text:list-item>
          <text:p text:style-name="P70">Tests schreiben!</text:p>
        </text:list-item>
        <text:list-item>
          <text:p text:style-name="P71">Fix „error“ messages in Django project</text:p>
          <text:p text:style-name="P71"/>
          <text:list>
            <text:list-item>
              <text:p text:style-name="P72"><text:line-break/></text:p>
            </text:list-item>
          </text:list>
        </text:list-item>
      </text:list>
      <text:p text:style-name="P66"/>
      <text:p text:style-name="P66"/>
      <text:list xml:id="list1007703393" text:style-name="L2">
        <text:list-item>
          <text:p text:style-name="P76">Images on pixabay change frequently → Store locally on Server</text:p>
          <text:list>
            <text:list-item>
              <text:p text:style-name="P77">Create seperate page „imgTest“<text:tab/><text:tab/><text:tab/><text:tab/><text:tab/><text:span text:style-name="T336">v</text:span></text:p>
              <text:list>
                <text:list-item>
                  <text:p text:style-name="P78">Unknown element v-row → Which vuetify version? npm install?<text:line-break/>→<text:span text:style-name="T334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9">User can type in URL, <text:span text:style-name="T335">send URL to server</text:span></text:p>
              <text:list>
                <text:list-item>
                  <text:p text:style-name="P80">Create request in frontend<text:tab/><text:tab/><text:span text:style-name="T337">v</text:span></text:p>
                </text:list-item>
                <text:list-item>
                  <text:p text:style-name="P75"><text:span text:style-name="T338">Create view in backend: </text:span><text:a xlink:type="simple" xlink:href="http://127.0.0.1:8000/api/v1/vocabs/imgtest/" text:style-name="Internet_20_link" text:visited-style-name="Visited_20_Internet_20_Link"><text:span text:style-name="T287">http://127.0.0.1:8000/api/v1/vocabs/</text:span></text:a><text:a xlink:type="simple" xlink:href="http://127.0.0.1:8000/api/v1/vocabs/imgtest/" text:style-name="Internet_20_link" text:visited-style-name="Visited_20_Internet_20_Link"><text:span text:style-name="T339">i</text:span></text:a><text:a xlink:type="simple" xlink:href="http://127.0.0.1:8000/api/v1/vocabs/imgtest/" text:style-name="Internet_20_link" text:visited-style-name="Visited_20_Internet_20_Link"><text:span text:style-name="T340">mgtest</text:span></text:a><text:a xlink:type="simple" xlink:href="http://127.0.0.1:8000/api/v1/vocabs/imgtest/" text:style-name="Internet_20_link" text:visited-style-name="Visited_20_Internet_20_Link"><text:span text:style-name="T287">/</text:span></text:a><text:span text:style-name="T287"><text:tab/></text:span><text:span text:style-name="T291">v</text:span></text:p>
                  <text:list>
                    <text:list-item>
                      <text:p text:style-name="P73"><text:span text:style-name="T272">Unexpected keyword argument „version“<text:line-break/>→</text:span><text:span text:style-name="T288"> How handled in authapi?:<text:line-break/>FE: account request to BE: ...</text:span><text:span text:style-name="T289">token_auth“<text:line-break/>→</text:span><text:span text:style-name="T290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81"><text:span text:style-name="T295">Add dummy image section in FE (/imgtest)<text:tab/></text:span><text:span text:style-name="T304">v</text:span></text:p>
            </text:list-item>
            <text:list-item>
              <text:p text:style-name="P79">Server downloads picure</text:p>
              <text:list>
                <text:list-item>
                  <text:p text:style-name="P82">benutze typ <text:span text:style-name="T272">imageField </text:span><text:span text:style-name="T295">im model</text:span></text:p>
                  <text:list>
                    <text:list-item>
                      <text:p text:style-name="P83"><text:soft-page-break/><text:span text:style-name="T295">Add imageField to model<text:tab/></text:span><text:span text:style-name="T305">v</text:span></text:p>
                    </text:list-item>
                    <text:list-item>
                      <text:p text:style-name="P84"><text:span text:style-name="T295">Set MEDIA_ROOT, MEDIA_URL in settings. py<text:tab/></text:span><text:span text:style-name="T306">v</text:span></text:p>
                    </text:list-item>
                    <text:list-item>
                      <text:p text:style-name="P74">Try to load image into imageField</text:p>
                      <text:list>
                        <text:list-item>
                          <text:p text:style-name="P85"><text:span text:style-name="T295">os variable not defined<text:tab/></text:span><text:span text:style-name="T307">v</text:span></text:p>
                        </text:list-item>
                        <text:list-item>
                          <text:p text:style-name="P86"><text:span text:style-name="T295">import requests not found: something with pipEnv?→</text:span><text:span text:style-name="T308"> pip install requests<text:tab/></text:span><text:span text:style-name="T309">v</text:span></text:p>
                        </text:list-item>
                        <text:list-item>
                          <text:p text:style-name="P92"><text:span text:style-name="T295">import StringIO<text:tab/></text:span><text:span text:style-name="T309">v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3"><text:span text:style-name="T295">Was passiert im Code?</text:span></text:p>
                  <text:list>
                    <text:list-item>
                      <text:p text:style-name="P94"><text:span text:style-name="T295">Write test</text:span></text:p>
                    </text:list-item>
                  </text:list>
                </text:list-item>
              </text:list>
            </text:list-item>
            <text:list-item>
              <text:p text:style-name="P79">In next load, it is loaded from server</text:p>
            </text:list-item>
          </text:list>
        </text:list-item>
      </text:list>
      <text:p text:style-name="P63"/>
      <text:p text:style-name="P63"/>
      <text:list xml:id="list3604184547" text:style-name="L3">
        <text:list-item>
          <text:p text:style-name="P87">Probleme beim Neu-Aufsetzen<text:tab/><text:span text:style-name="T333">v</text:span></text:p>
          <text:list>
            <text:list-item>
              <text:p text:style-name="P87">ModuleNotFoundError: rest_framework</text:p>
            </text:list-item>
          </text:list>
        </text:list-item>
      </text:list>
      <text:p text:style-name="P62"/>
      <text:p text:style-name="P61"/>
      <text:list xml:id="list3614629200" text:style-name="L4">
        <text:list-item>
          <text:p text:style-name="P88">MainImg should only change if I type something new, not when clicking on edit<text:tab/><text:span text:style-name="T332">v</text:span></text:p>
          <text:list>
            <text:list-item>
              <text:p text:style-name="P88">How to distinguish between keyboard action &amp; automatic text fill<text:line-break/>→<text:span text:style-name="T331"> Check for keyboard event: </text:span><text:span text:style-name="T285">onkeyup?<text:line-break/>→</text:span><text:span text:style-name="T286"> </text:span><text:span text:style-name="T303">Use v-on:keyup!</text:span></text:p>
            </text:list-item>
          </text:list>
        </text:list-item>
      </text:list>
      <text:p text:style-name="P60"/>
      <text:p text:style-name="P60"/>
      <text:list xml:id="list122659578479388" text:continue-numbering="true" text:style-name="L4">
        <text:list-item>
          <text:p text:style-name="P89">Different position for vocab text<text:tab/><text:span text:style-name="T329">v</text:span></text:p>
        </text:list-item>
      </text:list>
      <text:p text:style-name="P59"/>
      <text:list xml:id="list122660292633204" text:continue-numbering="true" text:style-name="L4">
        <text:list-item>
          <text:p text:style-name="P90">Problem: image search crashes sometimes when typing in a word that can‘t be found</text:p>
        </text:list-item>
      </text:list>
      <text:p text:style-name="P58"/>
      <text:list xml:id="list3844515292" text:style-name="L5">
        <text:list-item>
          <text:p text:style-name="P95">Save image on server</text:p>
          <text:list>
            <text:list-item>
              <text:p text:style-name="P96">New vocab: include img<text:tab/><text:span text:style-name="T327">v</text:span></text:p>
            </text:list-item>
            <text:list-item>
              <text:p text:style-name="P97">edit vocab</text:p>
              <text:list>
                <text:list-item>
                  <text:p text:style-name="P98">Load thumbnail from server as mainImg</text:p>
                </text:list-item>
                <text:list-item>
                  <text:p text:style-name="P99">mainImg is set, but overwritten by search</text:p>
                  <text:list>
                    <text:list-item>
                      <text:p text:style-name="P100">Don‘t trigger search/ <text:span text:style-name="T330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Logout doesn‘t work<text:tab/><text:span text:style-name="T328">v</text:span></text:p>
        </text:list-item>
      </text:list>
      <text:p text:style-name="P39"/>
      <text:list xml:id="list122659988050790" text:continue-numbering="true" text:style-name="L5">
        <text:list-item>
          <text:p text:style-name="P118"><text:span text:style-name="T247">A</text:span><text:span text:style-name="T31">dd image to edit section<text:tab/></text:span><text:span text:style-name="T264">v</text:span></text:p>
          <text:list>
            <text:list-item>
              <text:p text:style-name="P101">Triggering event for image search: Typing in English, typing finished (for <text:span text:style-name="T318">0.6 </text:span>sec)?<text:tab/><text:span text:style-name="T320">v</text:span></text:p>
              <text:list>
                <text:list-item>
                  <text:p text:style-name="P102">Debounce</text:p>
                </text:list-item>
              </text:list>
            </text:list-item>
            <text:list-item>
              <text:p text:style-name="P103">Make image smaller<text:tab/><text:span text:style-name="T321">v</text:span></text:p>
            </text:list-item>
            <text:list-item>
              <text:p text:style-name="P104">Add image selection below button<text:span text:style-name="T322">s</text:span></text:p>
              <text:list>
                <text:list-item>
                  <text:p text:style-name="P105">Create dynamically folding grid list<text:tab/><text:span text:style-name="T323">v</text:span></text:p>
                </text:list-item>
              </text:list>
            </text:list-item>
            <text:list-item>
              <text:p text:style-name="P106"><text:soft-page-break/>Put „logout“ <text:span text:style-name="T324">into top toolbar + „logged in as...“</text:span></text:p>
              <text:list>
                <text:list-item>
                  <text:p text:style-name="P107">Wo ist user gespeichert? <text:span text:style-name="T325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08">Create little User Icon, „logged in as...“ + logout-option</text:p>
                </text:list-item>
              </text:list>
            </text:list-item>
            <text:list-item>
              <text:p text:style-name="P109">Send request to image server, receive response<text:tab/><text:span text:style-name="T326">v</text:span></text:p>
              <text:list>
                <text:list-item>
                  <text:p text:style-name="P110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22659985731460" text:continue-numbering="true" text:style-name="L5">
        <text:list-item>
          <text:p text:style-name="P119"><text:span text:style-name="T247">R</text:span><text:span text:style-name="T31">emove footer<text:tab/></text:span><text:span text:style-name="T263">v</text:span></text:p>
          <text:list>
            <text:list-item>
              <text:p text:style-name="P120"><text:span text:style-name="T31">Make main part bigger<text:tab/></text:span><text:span text:style-name="T261">v</text:span></text:p>
            </text:list-item>
            <text:list-item>
              <text:p text:style-name="P121"><text:span text:style-name="T31">Give other color to header<text:tab/></text:span><text:span text:style-name="T262">v</text:span></text:p>
            </text:list-item>
            <text:list-item>
              <text:p text:style-name="P111">Vocabs view layout: List pushes logout button down, even if covered<text:line-break/>→<text:span text:style-name="T319"> Use e.g. 80vh instead of 80%</text:span></text:p>
            </text:list-item>
          </text:list>
        </text:list-item>
      </text:list>
      <text:p text:style-name="P37"/>
      <text:list xml:id="list122660013184950" text:continue-numbering="true" text:style-name="L5">
        <text:list-item>
          <text:p text:style-name="P122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112">null-exception<text:tab/><text:tab/><text:span text:style-name="T316">v</text:span></text:p>
            </text:list-item>
            <text:list-item>
              <text:p text:style-name="P113">selected<text:tab/><text:span text:style-name="T317">v</text:span></text:p>
            </text:list-item>
          </text:list>
        </text:list-item>
      </text:list>
      <text:p text:style-name="P38"/>
      <text:list xml:id="list122659980702590" text:continue-numbering="true" text:style-name="L5">
        <text:list-item>
          <text:p text:style-name="P123"><text:span text:style-name="T247">M</text:span><text:span text:style-name="T31">odluarize </text:span><text:span text:style-name="T257">VocabBar</text:span></text:p>
          <text:list>
            <text:list-item>
              <text:p text:style-name="P124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25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</text:span><text:soft-page-break/><text:span text:style-name="T252"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2204387122" text:style-name="L6">
        <text:list-item>
          <text:p text:style-name="P126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114">Create layout to display vocab cards</text:p>
              <text:list>
                <text:list-item>
                  <text:p text:style-name="P114">New vuetify version changes everything, how to update?<text:tab/><text:span text:style-name="T315">v</text:span></text:p>
                </text:list-item>
                <text:list-item>
                  <text:p text:style-name="P115">How to create default image if none is provided for vocab?<text:line-break/>→<text:span text:style-name="T314"> Create function to return either vocab or default image</text:span></text:p>
                </text:list-item>
                <text:list-item>
                  <text:p text:style-name="P116">Remove Edit button, instead click on picture<text:tab/><text:span text:style-name="T315">v</text:span></text:p>
                  <text:list>
                    <text:list-header>
                      <text:p text:style-name="P117"/>
                    </text:list-header>
                  </text:list>
                </text:list-item>
              </text:list>
            </text:list-item>
            <text:list-item>
              <text:p text:style-name="P114"/>
            </text:list-item>
          </text:list>
        </text:list-item>
      </text:list>
      <text:p text:style-name="P35"/>
      <text:p text:style-name="P35"><text:span text:style-name="T313">Let Backend send pictures to FE</text:span><text:line-break/>-Check if Pixabay API delivers useful resu<text:span text:style-name="T311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><text:soft-page-break/></text:p>
      <text:p text:style-name="P49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</text:span><text:soft-page-break/><text:span text:style-name="T171"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</text:span><text:soft-page-break/><text:span text:style-name="T211"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5">--</text:span><text:span text:style-name="T296">Request mit Token? </text:span><text:span text:style-name="T297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8">/</text:span><text:span text:style-name="T299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300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301">Anscheindend kann </text:span><text:span text:style-name="T283">.then</text:span><text:span text:style-name="T301">-Block </text:span><text:span text:style-name="T283">this </text:span><text:span text:style-name="T301">nicht referenzieren, wenn Request mit axios gesendet (wenn mit $http, dann schon)<text:line-break/></text:span><text:span text:style-name="T302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94">v</text:span><text:line-break/>-<text:span text:style-name="T293">Hide drop-down menu when links visible in header</text:span></text:p>
      <text:p text:style-name="P29">Login-Seite nur Verfügbar, wenn man nicht eingeloggt ist<text:tab/><text:tab/><text:tab/><text:tab/><text:tab/><text:tab/><text:span text:style-name="T292">v</text:span><text:line-break/>-<text:span text:style-name="T271">Welche Variable gibt dies an? -&gt;</text:span><text:span text:style-name="T273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</text:span><text:soft-page-break/><text:span text:style-name="T130"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oft-page-break/><text:span text:style-name="T68"><text:line-break/></text:span><text:span text:style-name="T63"><text:line-break/></text:span><text:span text:style-name="T64">-Beispielcode (vue-auth-example):</text:span></text:p>
      <text:list xml:id="list3345091408" text:style-name="L7">
        <text:list-item>
          <text:p text:style-name="P127">app.vue:</text:p>
          <text:list>
            <text:list-item>
              <text:p text:style-name="P127">created(): if authenticated then dispatch user request</text:p>
            </text:list-item>
          </text:list>
        </text:list-item>
        <text:list-item>
          <text:p text:style-name="P127">home/index.vue: </text:p>
          <text:list>
            <text:list-item>
              <text:p text:style-name="P128">&lt;template&gt;: If not authenticated, then show introductory message</text:p>
            </text:list-item>
            <text:list-item>
              <text:p text:style-name="P131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29">login/index.vue:</text:p>
          <text:list>
            <text:list-item>
              <text:p text:style-name="P130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130"/>
          <text:list>
            <text:list-item>
              <text:p text:style-name="P129"/>
            </text:list-item>
            <text:list-item>
              <text:p text:style-name="P128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</text:span><text:soft-page-break/><text:span text:style-name="T58"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<text:soft-pag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<text:soft-page-break/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06T12:26:59.057000000</dc:date>
    <meta:editing-duration>P54DT5H7M44S</meta:editing-duration>
    <meta:editing-cycles>553</meta:editing-cycles>
    <meta:document-statistic meta:table-count="0" meta:image-count="0" meta:object-count="0" meta:page-count="12" meta:paragraph-count="136" meta:word-count="2440" meta:character-count="17276" meta:non-whitespace-character-count="14379"/>
  </office:meta>
</office:document-meta>
</file>